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ody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text:soft-page-break/>“Ahhh it's not much to celebrate. It was an ambush. They used Ora as bait. He was moving loud and I 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text:line-break/><text:line-break/>On deer legs, daginal wobbled </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text:soft-page-break/></text:p>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10T18:09:00.36</dc:date>
    <dc:creator>Blake Stanger</dc:creator>
    <meta:editing-duration>P3DT17H19M33S</meta:editing-duration>
    <meta:editing-cycles>249</meta:editing-cycles>
    <meta:generator>OpenOffice/4.1.11$Win32 OpenOffice.org_project/4111m1$Build-9808</meta:generator>
    <meta:document-statistic meta:table-count="0" meta:image-count="0" meta:object-count="0" meta:page-count="27" meta:paragraph-count="232" meta:word-count="15254" meta:character-count="83951"/>
  </office:meta>
</office:document-meta>
</file>